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cbf5" officeooo:paragraph-rsid="0016cbf5"/>
    </style:style>
    <style:style style:name="P2" style:family="paragraph" style:parent-style-name="Standard" style:list-style-name="L1">
      <style:text-properties officeooo:rsid="0016cbf5" officeooo:paragraph-rsid="00173579"/>
    </style:style>
    <style:style style:name="P3" style:family="paragraph" style:parent-style-name="Standard" style:list-style-name="L1">
      <style:text-properties officeooo:rsid="00173579" officeooo:paragraph-rsid="0017357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89872323" text:style-name="L1">
        <text:list-item>
          <text:p text:style-name="P1">Panel:</text:p>
          <text:list>
            <text:list-item>
              <text:p text:style-name="P2">When we enter</text:p>
              <text:list>
                <text:list-item>
                  <text:p text:style-name="P2">if files in the drop location, warn the client there are pending files to be processed.</text:p>
                </text:list-item>
                <text:list-item>
                  <text:p text:style-name="P3">If new day, encourage a pull; put date in tracking table.</text:p>
                </text:list-item>
                <text:list-item>
                  <text:p text:style-name="P1">if new month encourage a pull for all of the prior month and maybe a call for a clean rebuild of the dataMart</text:p>
                </text:list-item>
              </text:list>
            </text:list-item>
            <text:list-item>
              <text:p text:style-name="P1">Choose download type: </text:p>
              <text:list>
                <text:list-item>
                  <text:p text:style-name="P1">file: enable login to broker site in a browser, let them do whatever with a reminder of the directory in which to place files</text:p>
                  <text:list>
                    <text:list-item>
                      <text:p text:style-name="P1">Read that file into the necessary arrays</text:p>
                    </text:list-item>
                  </text:list>
                </text:list-item>
                <text:list-item>
                  <text:p text:style-name="P1">direct: more complicated with optionality</text:p>
                  <text:list>
                    <text:list-item>
                      <text:p text:style-name="P1">Direct download into the necessary arrays</text:p>
                    </text:list-item>
                  </text:list>
                </text:list-item>
              </text:list>
            </text:list-item>
            <text:list-item>
              <text:p text:style-name="P1">Do the heavy lift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6:16:16.735745033</meta:creation-date>
    <meta:generator>LibreOffice/6.0.7.3$Linux_X86_64 LibreOffice_project/00m0$Build-3</meta:generator>
    <dc:date>2020-08-19T14:59:56.735467173</dc:date>
    <meta:editing-duration>PT22H33M31S</meta:editing-duration>
    <meta:editing-cycles>2</meta:editing-cycles>
    <meta:document-statistic meta:table-count="0" meta:image-count="0" meta:object-count="0" meta:page-count="1" meta:paragraph-count="11" meta:word-count="114" meta:character-count="598" meta:non-whitespace-character-count="497"/>
  </office:meta>
</office:document-meta>
</file>